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61de" officeooo:paragraph-rsid="000861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Documentation</text:p>
      <text:p text:style-name="P1">Prof. McMillan</text:p>
      <text:p text:style-name="P1"><text:s/></text:p>
      <text:p text:style-name="P1"><text:s text:c="12"/>The ideal is to create a user interface that is so clear and obvious that the user can determine how to use it through inspection and a little experimentation. <text:s/>Most systems don't hit this mark, though, so some kind of written documentation, either online or off, is usually necessary. <text:s/>User documentation can have different purposes:</text:p>
      <text:p text:style-name="P1"><text:s/></text:p>
      <text:p text:style-name="P1">· <text:s text:c="7"/>explain background concepts and theories about the domain and the application</text:p>
      <text:p text:style-name="P1">· <text:s text:c="7"/>tutor the user in using program features</text:p>
      <text:p text:style-name="P1">· <text:s text:c="7"/>provide a reference to program features</text:p>
      <text:p text:style-name="P1">· <text:s text:c="7"/>present a brief label or explanation automatically when the pointer rests on an object</text:p>
      <text:p text:style-name="P1"><text:s/></text:p>
      <text:p text:style-name="P1"><text:s text:c="12"/>In explaining concepts and theories, you try to give the user enough background to be able to reason about the application. <text:s/>This will allow the user to predict the behavior of the system in various contexts, to understand choices that must be made, and to understand the system's outputs. <text:s/>For example, in an airline reservation application, one might explain concepts such as first class, business, and economy-class travel; overbooking; carry-on restrictions; and <text:s/>traveling standby. <text:s/>The user who knows these concepts is better prepared to make decisions about flights. <text:s/>For the system itself, you might explain how reservations are requested from the airline, where the user's records are kept (remotely or on the user's machine), and how the system validates data. <text:s/>The user prepared in this way is much less likely to be surprised when things go in an unusual direction, and can recover more easily from odd events. <text:s/>There is usually little documentation offered in these conceptual categories; most developers assume that the user understands all of these ideas before sitting down with the system. <text:s/>(This may be why so many systems are hard for people to use.)</text:p>
      <text:p text:style-name="P1"><text:s/></text:p>
      <text:p text:style-name="P1"><text:s text:c="12"/>The tutorial is one of the most common kinds of user document, occupying a great deal of shelf space in the bookstores. <text:s/>Tutorials are based on 19th century theories of pedagogy: <text:s/>if I can make you do something then it will wear some grooves in your brain and you'll be able to do it later. <text:s/>The author chooses a sequence of actions that will illustrate the system's capabilities, writes them out in detail for specific examples, and then asks the user to walk through these actions in order to learn them. <text:s/>Doing this without understanding is often a waste of time and even quite frustrating. <text:s/>If the user makes one small error, the entire exercise can melt down. <text:s/>Even if the tutorial is completed, the user may not really know how to carry out those actions for a real problem, or will be unable to handle complex variations or combinations of the actions. <text:s/>Tutorials are only effective if they provide some conceptual discussion and address the range of variation possible as the steps are carried out.</text:p>
      <text:p text:style-name="P1"><text:s/></text:p>
      <text:p text:style-name="P1"><text:s text:c="12"/>A user reference spells out all of the options and behaviors that the system has. <text:s/>It is usually organized functionally or alphabetically. <text:s/>Each section gives a complete rundown on how to use a command, menu option, or other feature. <text:s/>This kind of document is not intended to be read front to back; the user refers to it as specific questions arise. <text:s/>A variation on the full reference document is the quick reference or command card that lists the most frequently used features, perhaps without all the possible options.</text:p>
      <text:p text:style-name="P1"><text:s/></text:p>
      <text:p text:style-name="P1"><text:s text:c="12"/>Not usually grouped with help systems, the automatic label or tool tip that pops up as the pointer rests on a screen object serves to answer many user questions that help systems might address. <text:s/>Good labels, appearing right beside the object or in some standard screen location, can answer questions before they even occur to the user. <text:s/>An explanation such as "Connects you with the central data base" can obviate a search through manuals or help files.</text:p>
      <text:p text:style-name="P1"><text:soft-page-break/><text:s/></text:p>
      <text:p text:style-name="P1"><text:s text:c="12"/>Frequently asked questions (FAQs) are collections of questions that users have posed about the system, along with answers that the experts have provided. <text:s/>The style is usually quite informal. <text:s/>The topics addressed tend to be very specific, such as, "How can I convert Lotus 1-2-3 files to this database?" <text:s/>or "Why does the 'file not found' message appear every time I try to open the audit trail?" <text:s/>FAQs are generally not organized systematically, and may even be a single long list of questions and answers.</text:p>
      <text:p text:style-name="P1"><text:s/></text:p>
      <text:p text:style-name="P1"><text:s text:c="12"/>How-to documents are a cross between tutorials and references. <text:s/>They present sequences of actions that users commonly carry out. <text:s/>The description of the actions is general, not tied to one specific example as in the case of a tutorial. <text:s/>Examples might include "How do I upload an image file to the database on the server?" or "How do I calibrate the position sensors in the robot arm?"</text:p>
      <text:p text:style-name="P1"><text:s/></text:p>
      <text:p text:style-name="P1"><text:s text:c="12"/>Of the forms of documentation discussed above, only the automatic object labels have to be delivered online. Concepts, tutorials, and references can be presented by either a software help system or as hardcopy. <text:s/>Which is better? <text:s/>The advantages of online help include delivery cost, ready availability to the user, automatic searching, context sensitivity, and the possibility of quick navigation. <text:s/>The advantages of hardcopy documentation include usability away from the computer, lower development cost, and, for many users, more intuitive navigation. <text:s/>Any documentation delivered online needs to be very carefully indexed, and should not be presented in great rivers of text, but rather as short screens. <text:s/>It is best when online documentation understands the user's current context and can tailor information to it.</text:p>
      <text:p text:style-name="P1"><text:s/></text:p>
      <text:p text:style-name="P1"><text:s text:c="12"/>Some guidelines for writing any user document:</text:p>
      <text:p text:style-name="P1"><text:s/></text:p>
      <text:p text:style-name="P1">1. <text:s text:c="2"/>Decide first what you can assume about the technical knowledge and skills of the readership. <text:s/>Tell the reader lacking this knowledge where to get it.</text:p>
      <text:p text:style-name="P1"><text:s/></text:p>
      <text:p text:style-name="P1">2. <text:s text:c="2"/>If the user needs general concepts and theories, provide them in a readily-accessible place.</text:p>
      <text:p text:style-name="P1"><text:s/></text:p>
      <text:p text:style-name="P1">3. <text:s text:c="2"/>Use the active voice, e.g. "Press the red button," rather than the passive, e.g., "The red button is pressed."</text:p>
      <text:p text:style-name="P1"><text:s/></text:p>
      <text:p text:style-name="P1">4. <text:s text:c="2"/>Use simple sentence structure.</text:p>
      <text:p text:style-name="P1"><text:s/></text:p>
      <text:p text:style-name="P1">5. <text:s text:c="2"/>Choose simple words over more complex ones, e.g., use "the screen" rather than "the CRT display area."</text:p>
      <text:p text:style-name="P1"><text:s/></text:p>
      <text:p text:style-name="P1">6. <text:s text:c="2"/>Avoid acronyms and unnecessary jargon.</text:p>
      <text:p text:style-name="P1"><text:s/></text:p>
      <text:p text:style-name="P1">7. <text:s text:c="2"/>Use examples.</text:p>
      <text:p text:style-name="P1"><text:s/></text:p>
      <text:p text:style-name="P1">8. <text:s text:c="2"/>Avoid noun strings, e.g., "Department Software Procurement Procedure Committee Report System".</text:p>
      <text:p text:style-name="P1"><text:s/></text:p>
      <text:p text:style-name="P1">9. <text:s text:c="2"/>Organize well and give sections clear headings.</text:p>
      <text:p text:style-name="P1"><text:s/></text:p>
      <text:p text:style-name="P1">Exercises:</text:p>
      <text:p text:style-name="P1"><text:s/></text:p>
      <text:p text:style-name="P1"><text:soft-page-break/><text:s text:c="12"/>1. Write a how-to sequence for connecting to the web from a home computer.</text:p>
      <text:p text:style-name="P1"><text:s/></text:p>
      <text:p text:style-name="P1"><text:s text:c="12"/>2. Write a reference manual entry for the send command in an FTP program.</text:p>
      <text:p text:style-name="P1"><text:s/></text:p>
      <text:p text:style-name="P1"><text:s text:c="12"/>3. In light of the discussion in these notes, evaluate the on-line help system for an existing commercial system. <text:s/>You can provide general criticisms of the whole system, or focus on just a portion, possibly a single screen.</text:p>
      <text:p text:style-name="P1"><text:s/></text:p>
      <text:p text:style-name="P1"><text:s text:c="12"/>4. For an existing hard-copy user manual of your choice, describe what changes you would make in content and organization if it were to be put on-line.</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14:28:33.505128000</meta:creation-date>
    <dc:date>2015-05-03T14:29:00.636179000</dc:date>
    <meta:editing-duration>PT27S</meta:editing-duration>
    <meta:editing-cycles>1</meta:editing-cycles>
    <meta:document-statistic meta:table-count="0" meta:image-count="0" meta:object-count="0" meta:page-count="3" meta:paragraph-count="54" meta:word-count="1118" meta:character-count="6982" meta:non-whitespace-character-count="5629"/>
    <meta:generator>LibreOffice/4.3.7.2$MacOSX_X86_64 LibreOffice_project/8a35821d8636a03b8bf4e15b48f59794652c68ba</meta:generator>
  </office:meta>
</office:document-meta>
</file>